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3">
      <style:graphic-properties draw:stroke="solid" svg:stroke-width="0.106cm" svg:stroke-color="#000000" draw:stroke-linejoin="miter" draw:fill="solid" draw:fill-color="#ffcc99" draw:textarea-horizontal-align="justify" draw:textarea-vertical-align="top" draw:auto-grow-height="true" fo:min-height="3.553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3">
      <style:graphic-properties draw:stroke="solid" svg:stroke-width="0.106cm" svg:stroke-color="#000000" draw:stroke-linejoin="miter" draw:fill="solid" draw:fill-color="#ffcc99" draw:textarea-horizontal-align="justify" draw:textarea-vertical-align="top" draw:auto-grow-height="true" fo:min-height="1.243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" draw:marker-end-width="0.3cm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Default Linux Data Directories</text:p>
          </draw:text-box>
        </draw:frame>
        <draw:custom-shape draw:style-name="gr1" draw:text-style-name="P4" draw:layer="layout" svg:width="5.11cm" svg:height="1.488cm" svg:x="13.947cm" svg:y="7.641cm">
          <text:p text:style-name="P3"><text:span text:style-name="T1">/usr/share/yumapro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198cm" svg:height="3.813cm" svg:x="4.248cm" svg:y="10.965cm">
          <text:p text:style-name="P3"><text:span text:style-name="T1">netconfd-pro.conf</text:span><text:span text:style-name="T1"><text:line-break/></text:span><text:span text:style-name="T1">yangcli-pro.conf</text:span><text:span text:style-name="T1"><text:line-break/></text:span><text:span text:style-name="T1">yangdump-pro.conf</text:span><text:span text:style-name="T1"><text:line-break/></text:span><text:span text:style-name="T1">yangdiff-pro.conf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093cm" svg:height="1.507cm" svg:x="11.376cm" svg:y="13.197cm">
          <text:p text:style-name="P3"><text:span text:style-name="T1">modules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5.293cm" svg:height="1.503cm" svg:x="4.12cm" svg:y="7.809cm">
          <text:p text:style-name="P3"><text:span text:style-name="T1">/etc/yumapro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3.093cm" svg:height="1.507cm" svg:x="18.846cm" svg:y="13.098cm">
          <text:p text:style-name="P3"><text:span text:style-name="T1">scripts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3.093cm" svg:height="1.507cm" svg:x="15.097cm" svg:y="13.131cm">
          <text:p text:style-name="P3"><text:span text:style-name="T1">data</text:span></text:p>
          <draw:enhanced-geometry svg:viewBox="0 0 21600 21600" draw:type="mso-spt202" draw:enhanced-path="M 0 0 L 21600 0 21600 21600 0 21600 0 0 Z N"/>
        </draw:custom-shape>
        <draw:frame draw:style-name="gr7" draw:layer="layout" svg:width="5.921cm" svg:height="1.267cm" svg:x="3.752cm" svg:y="6.297cm">
          <draw:text-box>
            <text:p>CLI config files</text:p>
          </draw:text-box>
        </draw:frame>
        <draw:frame draw:style-name="gr8" draw:layer="layout" svg:width="9.087cm" svg:height="1.267cm" svg:x="12.393cm" svg:y="6.23cm">
          <draw:text-box>
            <text:p>YANG, XML, other files</text:p>
          </draw:text-box>
        </draw:frame>
        <draw:line draw:style-name="gr9" draw:layer="layout" svg:x1="6.632cm" svg:y1="9.345cm" svg:x2="6.632cm" svg:y2="10.885cm">
          <text:p/>
        </draw:line>
        <draw:line draw:style-name="gr10" draw:layer="layout" svg:x1="16.411cm" svg:y1="9.144cm" svg:x2="12.895cm" svg:y2="13.062cm">
          <text:p/>
        </draw:line>
        <draw:line draw:style-name="gr9" draw:layer="layout" svg:x1="16.713cm" svg:y1="9.077cm" svg:x2="16.713cm" svg:y2="13.129cm">
          <text:p/>
        </draw:line>
        <draw:line draw:style-name="gr9" draw:layer="layout" svg:x1="17.383cm" svg:y1="9.144cm" svg:x2="20.531cm" svg:y2="13.129cm">
          <text:p/>
        </draw:line>
        <draw:line draw:style-name="gr9" draw:layer="layout" svg:x1="12.56cm" svg:y1="14.703cm" svg:x2="11.254cm" svg:y2="16.411cm">
          <text:p/>
        </draw:line>
        <draw:line draw:style-name="gr9" draw:layer="layout" svg:x1="12.895cm" svg:y1="14.77cm" svg:x2="12.895cm" svg:y2="16.713cm">
          <text:p/>
        </draw:line>
        <draw:line draw:style-name="gr9" draw:layer="layout" svg:x1="13.297cm" svg:y1="14.703cm" svg:x2="14.335cm" svg:y2="16.512cm">
          <text:p/>
        </draw:line>
        <draw:line draw:style-name="gr9" draw:layer="layout" svg:x1="16.379cm" svg:y1="14.77cm" svg:x2="15.073cm" svg:y2="16.478cm">
          <text:p/>
        </draw:line>
        <draw:line draw:style-name="gr9" draw:layer="layout" svg:x1="16.714cm" svg:y1="14.837cm" svg:x2="16.714cm" svg:y2="16.78cm">
          <text:p/>
        </draw:line>
        <draw:line draw:style-name="gr9" draw:layer="layout" svg:x1="17.116cm" svg:y1="14.77cm" svg:x2="18.154cm" svg:y2="16.579cm">
          <text:p/>
        </draw:line>
        <draw:line draw:style-name="gr9" draw:layer="layout" svg:x1="20.13cm" svg:y1="14.736cm" svg:x2="18.824cm" svg:y2="16.444cm">
          <text:p/>
        </draw:line>
        <draw:line draw:style-name="gr9" draw:layer="layout" svg:x1="20.465cm" svg:y1="14.803cm" svg:x2="20.465cm" svg:y2="16.746cm">
          <text:p/>
        </draw:line>
        <draw:line draw:style-name="gr9" draw:layer="layout" svg:x1="20.867cm" svg:y1="14.736cm" svg:x2="21.905cm" svg:y2="16.545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1.049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57cm" svg:x="17.264cm" svg:y="24.667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NETCONF Agenda</dc:title>
    <meta:initial-creator>ABB</meta:initial-creator>
    <meta:creation-date>1996-03-04T22:05:50</meta:creation-date>
    <dc:date>2013-04-26T08:39:11</dc:date>
    <meta:print-date>2000-12-09T21:37:10</meta:print-date>
    <meta:editing-cycles>605</meta:editing-cycles>
    <meta:editing-duration>P8DT9H32M12S</meta:editing-duration>
    <meta:generator>LibreOffice/3.5$Linux_X86_64 LibreOffice_project/350m1$Build-2</meta:generator>
    <dc:creator>Andy </dc:cre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